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 LT Pro Regular" svg:font-family="'Avenir Next LT Pro Regular'"/>
    <style:font-face style:name="Fira Mono" svg:font-family="'Fira Mono', 'Andale Mono', Consolas, monospace"/>
    <style:font-face style:name="Lohit Devanagari1" svg:font-family="'Lohit Devanagari'"/>
    <style:font-face style:name="Source Sans Pro" svg:font-family="'Source Sans Pro', 'Lucida Grande',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133c20"/>
    </style:style>
    <style:style style:name="P2" style:family="paragraph" style:parent-style-name="Standard" style:list-style-name="L1">
      <style:text-properties officeooo:rsid="000c7999" officeooo:paragraph-rsid="000c7999"/>
    </style:style>
    <style:style style:name="P3" style:family="paragraph" style:parent-style-name="Standard" style:list-style-name="L1">
      <style:text-properties officeooo:rsid="000d8289" officeooo:paragraph-rsid="000d8289"/>
    </style:style>
    <style:style style:name="P4" style:family="paragraph" style:parent-style-name="Standard" style:list-style-name="L1">
      <style:text-properties officeooo:rsid="000d8289" officeooo:paragraph-rsid="00183981"/>
    </style:style>
    <style:style style:name="P5" style:family="paragraph" style:parent-style-name="Standard" style:list-style-name="L4">
      <style:text-properties officeooo:rsid="000d8289" officeooo:paragraph-rsid="000d8289"/>
    </style:style>
    <style:style style:name="P6" style:family="paragraph" style:parent-style-name="Standard" style:list-style-name="L5">
      <style:text-properties officeooo:rsid="000d8289" officeooo:paragraph-rsid="000d8289"/>
    </style:style>
    <style:style style:name="P7" style:family="paragraph" style:parent-style-name="Standard" style:list-style-name="L1">
      <style:text-properties officeooo:rsid="001000f2" officeooo:paragraph-rsid="001000f2"/>
    </style:style>
    <style:style style:name="P8" style:family="paragraph" style:parent-style-name="Standard" style:list-style-name="L4">
      <style:text-properties officeooo:rsid="001000f2" officeooo:paragraph-rsid="001000f2"/>
    </style:style>
    <style:style style:name="P9" style:family="paragraph" style:parent-style-name="Standard" style:list-style-name="L5">
      <style:text-properties officeooo:rsid="001000f2" officeooo:paragraph-rsid="001000f2"/>
    </style:style>
    <style:style style:name="P10" style:family="paragraph" style:parent-style-name="Standard" style:list-style-name="L1">
      <style:text-properties officeooo:rsid="00115875" officeooo:paragraph-rsid="00115875"/>
    </style:style>
    <style:style style:name="P11" style:family="paragraph" style:parent-style-name="Standard" style:list-style-name="L1">
      <style:text-properties officeooo:rsid="0014e0ca" officeooo:paragraph-rsid="0014e0ca"/>
    </style:style>
    <style:style style:name="P12" style:family="paragraph" style:parent-style-name="Standard" style:list-style-name="L1">
      <style:text-properties fo:font-variant="normal" fo:text-transform="none" fo:color="#000000" style:font-name="Liberation Serif" fo:font-size="12pt" fo:letter-spacing="normal" fo:font-style="normal" fo:font-weight="normal" officeooo:rsid="000d8289" officeooo:paragraph-rsid="000d8289" fo:background-color="transparent"/>
    </style:style>
    <style:style style:name="P13" style:family="paragraph" style:parent-style-name="Standard" style:list-style-name="L1">
      <style:text-properties officeooo:rsid="0016f532" officeooo:paragraph-rsid="0016f532"/>
    </style:style>
    <style:style style:name="P14" style:family="paragraph" style:parent-style-name="Standard" style:list-style-name="L1">
      <style:text-properties officeooo:rsid="00183981" officeooo:paragraph-rsid="00183981"/>
    </style:style>
    <style:style style:name="T1" style:family="text">
      <style:text-properties officeooo:rsid="000d8289"/>
    </style:style>
    <style:style style:name="T2" style:family="text">
      <style:text-properties officeooo:rsid="00133c20"/>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33c20" style:font-size-asian="12pt" style:font-size-complex="12pt"/>
    </style:style>
    <style:style style:name="T5" style:family="text">
      <style:text-properties officeooo:rsid="001839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93276958" text:style-name="L1">
        <text:list-item>
          <text:p text:style-name="P2">AUTHENTICATION</text:p>
        </text:list-item>
      </text:list>
      <text:list xml:id="list2759754949" text:style-name="L5">
        <text:list-item>
          <text:list>
            <text:list-item>
              <text:p text:style-name="P6">authenticate every request which comes to server wheather it is authenticated or not.</text:p>
            </text:list-item>
            <text:list-item>
              <text:p text:style-name="P9">JWT is best for authentication as for every request we can check if it authenticated by matching the token send by client to server. Token in JWT is encrypted we decrpt it seperate auth.js file where token of each request will be checked . </text:p>
              <text:p text:style-name="P9"/>
            </text:list-item>
          </text:list>
        </text:list-item>
      </text:list>
      <text:list xml:id="list131606974470467" text:continue-list="list3493276958" text:style-name="L1">
        <text:list-item>
          <text:p text:style-name="P2">MIDDLEWARE</text:p>
        </text:list-item>
      </text:list>
      <text:list xml:id="list2710226521" text:style-name="L4">
        <text:list-item>
          <text:list>
            <text:list-item>
              <text:p text:style-name="P5">every requests comes to middleware where it is sent to controller for business logic.</text:p>
            </text:list-item>
            <text:list-item>
              <text:p text:style-name="P8">Before routing a request to controller some steps must be perfomed like authentication and validating the data ,it is necessary because our controlller will insert the data directly into database.</text:p>
              <text:p text:style-name="P8"/>
            </text:list-item>
          </text:list>
        </text:list-item>
      </text:list>
      <text:list xml:id="list131608162730190" text:continue-list="list131606974470467" text:style-name="L1">
        <text:list-item>
          <text:p text:style-name="P2">REST API FORMAT</text:p>
          <text:list>
            <text:list-item>
              <text:p text:style-name="P3">api format to represent data wheather it is array or json .</text:p>
            </text:list-item>
            <text:list-item>
              <text:p text:style-name="P7">Before sending response to client it must be verified that the response should be in correct format i.e JSON . Sometimes database query usually in ORM’s ,array is returned so before sending response it must be converted into JSON format because client is expecting JSON format which will lead to result in array.</text:p>
              <text:p text:style-name="P7"/>
            </text:list-item>
          </text:list>
        </text:list-item>
        <text:list-item>
          <text:p text:style-name="P2">COMMON VALIDATIONS</text:p>
          <text:list>
            <text:list-item>
              <text:p text:style-name="P3">common validations to validate the <text:s/>data post by user.</text:p>
            </text:list-item>
            <text:list-item>
              <text:p text:style-name="P10">express-validator is a npm package for validating the data coming form client. <text:span text:style-name="T2">Best part of this validator is it automatically reads the body we just need to point to the name of the parameter .Best part of express-validator is throwing meaningful error which defines which parameter is incorrect.</text:span></text:p>
            </text:list-item>
          </text:list>
        </text:list-item>
        <text:list-item>
          <text:p text:style-name="P2">JSON VALIDATIONS</text:p>
          <text:list>
            <text:list-item>
              <text:p text:style-name="P3">validate json data in one go.</text:p>
            </text:list-item>
            <text:list-item>
              <text:p text:style-name="P1"><text:span text:style-name="T2">JSON-validator is a npm package for validating the json requests in one go.</text:span><text:span text:style-name="T3">This takes an object that is parsed JSON </text:span><text:span text:style-name="T4">and validated with schema that is defined for validating <text:s/>.</text:span></text:p>
              <text:p text:style-name="P1"><text:span text:style-name="T4"/></text:p>
            </text:list-item>
          </text:list>
        </text:list-item>
        <text:list-item>
          <text:p text:style-name="P2">COMMON ERROR MESSAGES</text:p>
          <text:list>
            <text:list-item>
              <text:p text:style-name="P3">handle error by creating error class and show some meaningful error to user.</text:p>
            </text:list-item>
            <text:list-item>
              <text:p text:style-name="P11">Nodejs gives permission to extend error class and add our own error with error message.</text:p>
            </text:list-item>
            <text:list-item>
              <text:p text:style-name="P11">DEFINING CLASS</text:p>
              <text:p text:style-name="P11"><text:s/>class unknown extends error{</text:p>
              <text:list>
                <text:list-header>
                  <text:p text:style-name="P11">.....some processing.....</text:p>
                </text:list-header>
              </text:list>
              <text:p text:style-name="P11">}</text:p>
            </text:list-item>
            <text:list-item>
              <text:p text:style-name="P11">INVOKING ERROR CLASS</text:p>
              <text:p text:style-name="P11">throw new unknown(...some parameters....);</text:p>
            </text:list-item>
            <text:list-item>
              <text:p text:style-name="P13">using error class leads to exit of server and which leads to death of other requests in the pool to avoid this we will use exception handler.</text:p>
            </text:list-item>
          </text:list>
        </text:list-item>
        <text:list-item>
          <text:p text:style-name="P2">GLOBAL EXCEPTION HANDLER</text:p>
          <text:list>
            <text:list-item>
              <text:p text:style-name="P12">The Node.js API offers a solution to unexpected exceptions in the form of domains. It provides a means of catching any and all exceptions occurring in the enclosed code. Domains essentially serve as an async-friendly version of doing try/catch.</text:p>
            </text:list-item>
          </text:list>
        </text:list-item>
        <text:list-item>
          <text:p text:style-name="P2">CONSTANTS</text:p>
          <text:list>
            <text:list-item>
              <text:p text:style-name="P3">constants <text:span text:style-name="T5">to be </text:span>defined in different file .</text:p>
            </text:list-item>
          </text:list>
        </text:list-item>
        <text:list-item>
          <text:p text:style-name="P2">MVC ARCHITECTURE</text:p>
          <text:list>
            <text:list-item>
              <text:p text:style-name="P3">models ,views,controller defined which signfies where processing is gone and where interaction with db is going on. </text:p>
            </text:list-item>
          </text:list>
        </text:list-item>
        <text:list-item>
          <text:p text:style-name="P2">MIGRATIONS</text:p>
          <text:list>
            <text:list-item>
              <text:p text:style-name="P3">schemas of all table specified in different directory.</text:p>
            </text:list-item>
          </text:list>
        </text:list-item>
        <text:list-item>
          <text:p text:style-name="P2"><text:soft-page-break/>.env FILE</text:p>
          <text:list>
            <text:list-item>
              <text:p text:style-name="P3">contains al the credentials of database or amazon like services .</text:p>
            </text:list-item>
          </text:list>
        </text:list-item>
        <text:list-item>
          <text:p text:style-name="P2">COMMON LOGGING HANDLER</text:p>
          <text:list>
            <text:list-item>
              <text:p text:style-name="P14">Winston is a npm package for loging ,it provides facility to store logs in different files for different sessions.</text:p>
            </text:list-item>
          </text:list>
        </text:list-item>
        <text:list-item>
          <text:p text:style-name="P2">SECURITY HANDLING WITH HELMET</text:p>
          <text:list>
            <text:list-item>
              <text:p text:style-name="P3">securing web app using helmet for additional security.</text:p>
            </text:list-item>
            <text:list-item>
              <text:p text:style-name="P7">Helmet privides certain method for every middleware where we can set headers for some specific middlewares e.g if we want to share our api with some other app then it will add extra layer of security to our app.</text:p>
            </text:list-item>
          </text:list>
        </text:list-item>
        <text:list-item>
          <text:p text:style-name="P2">A<text:span text:style-name="T1">SSETS MANAGEMENT</text:span></text:p>
          <text:list>
            <text:list-item>
              <text:p text:style-name="P3">managing all images or third party packages if any.</text:p>
            </text:list-item>
          </text:list>
        </text:list-item>
        <text:list-item>
          <text:p text:style-name="P3">EMAIL HANDLER</text:p>
          <text:list>
            <text:list-item>
              <text:p text:style-name="P3">email service handler to handle if there is any mailing service .</text:p>
            </text:list-item>
          </text:list>
        </text:list-item>
        <text:list-item>
          <text:p text:style-name="P14">TEST CASES</text:p>
          <text:list>
            <text:list-item>
              <text:p text:style-name="P14">unit test cases to be written in different file which may help to check the scalabilty and flexibility of app.</text:p>
            </text:list-item>
          </text:list>
          <text:p text:style-name="P14"/>
        </text:list-item>
        <text:list-item>
          <text:p text:style-name="P4">FILE HANDLER</text:p>
          <text:list>
            <text:list-item>
              <text:p text:style-name="P3">responsible for <text:s/>reading and writting file and loading it into buffer for transmission. </text:p>
              <text:p text:style-name="P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Next LT Pro Regular" svg:font-family="'Avenir Next LT Pro Regular'"/>
    <style:font-face style:name="Fira Mono" svg:font-family="'Fira Mono', 'Andale Mono', Consolas, monospace"/>
    <style:font-face style:name="Lohit Devanagari1" svg:font-family="'Lohit Devanagari'"/>
    <style:font-face style:name="Source Sans Pro" svg:font-family="'Source Sans Pro', 'Lucida Grande',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4:32:52.640557436</meta:creation-date>
    <dc:date>2019-07-23T13:16:06.436540736</dc:date>
    <meta:editing-duration>PT1H39M33S</meta:editing-duration>
    <meta:editing-cycles>5</meta:editing-cycles>
    <meta:generator>LibreOffice/6.0.7.3$Linux_X86_64 LibreOffice_project/00m0$Build-3</meta:generator>
    <meta:document-statistic meta:table-count="0" meta:image-count="0" meta:object-count="0" meta:page-count="2" meta:paragraph-count="48" meta:word-count="613" meta:character-count="3543" meta:non-whitespace-character-count="3015"/>
  </office:meta>
</office:document-meta>
</file>